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orphans="1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style:font-name="Arial"/>
    </style:style>
    <style:style style:name="T1" style:family="text">
      <style:text-properties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cessos referentes ao ciclo de desenho de serviços </text:h>
      <text:p text:style-name="Text_20_body">Ao longo do nosso estudo, na Unidade 03, foi possível entender como os objetivos de estratégia de serviços são projetados/desenhados, até alcançar a etapa de implementação, utilizando para isso as melhores práticas de gestão e governança de TI (Tecnologia da Informação), que proporcionam apoio para atingir resultados ótimos nos negócios. </text:p>
      <text:p text:style-name="Text_20_body">Determinar com exatidão as etapas que devem ser realizadas para o correto funcionamento dos serviços é fundamental para que tenhamos um conhecimento pleno dos possíveis erros que venham a acontecer e apresentar meios para contornar esses erros, assim como realizar a sua correção. </text:p>
      <text:p text:style-name="Text_20_body">Nessa visão, imagine que você tenha uma situação para ser resolvida, o que é comum no dia a dia dos profissionais de TI. </text:p>
      <text:p text:style-name="Text_20_body">Um servidor de correio eletrônico XYZ da empresa AAA está enfrentando problemas de disponibilidade de serviços, que de tempos em tempos gera muitos transtornos à empresa, tornando-se  indisponível em alguns momentos. </text:p>
      <text:p text:style-name="Text_20_body">Quando isso acontece os profissionais de TI (os analistas - primários e secundários) seguem uma rotina para contornar/corrigir as falhas apresentadas em cada etapa, descrita a seguir: </text:p>
      <text:p text:style-name="Quotations">a. Em um nível hierárquico, os analistas considerados como analista de primeiro nível fazem o processo de reinicialização do servidor de correio, de forma que o serviço volte a operar. <text:line-break/>b. Por se tratar de um problema com mais de um evento, é necessário pesquisar a sua causa, então, o analista de segundo nível é o responsável por descobrir o motivo que gerou essa falha. Na sua inspeção técnica, passa a ser observado um problema. <text:line-break/>c. O problema apresentado, que gera a paralisação do serviço está na aplicação que monitora o acesso dos usuários à internet. Essa aplicação está instalada nesse mesmo servidor, o qual inicializa um processo de atualização de suas bases de informações nos sites navegados. Esse processo tem como justificativa gerar uma lista de sites “suspeitos” para gerar dados e mantê-los atualizados no servidor do fabricante da aplicação. Tal processo gera alto consumo de recursos computacionais, cerca de 95% do processamento, portanto, causa lentidão nos processos do servidor. <text:line-break/>d. Agora é realizada uma reconfiguração da aplicação e essas alterações passam a ser novamente registradas em um banco de dados de forma íntegra, garantindo a estabilidade do sistema e uma maior disponibilidade de recursos por parte do servidor. <text:line-break/>e. Um incidente acontece logo após a reconfiguração da aplicação. Um vírus de macro alcançou uma estação, porém de forma muito eficiente o sistema de segurança - antivírus - o detectou e imediatamente o deslocou para a quarentena a fim de evitar que ocorra a disseminação do vírus dentro da rede, e assim alcançando outras estações de trabalho. </text:p>
      <text:h text:style-name="Heading_20_3" text:outline-level="3">Vamos Praticar </text:h>
      <text:p text:style-name="Text_20_body">Conforme as etapas mostradas anteriormente: como você pode classificar cada evento de acordo com as análises e soluções apresentadas? Para cada etapa:  diga qual a ação a ser apresentada e a sua justificativa para que seja utilizada. <text:span text:style-name="Strong_20_Emphasis">Ao final, não esqueça de disponibilizar a sua análise no fórum da seção. </text:span></text:p>
      <text:h text:style-name="Heading_20_1" text:outline-level="1"><text:soft-page-break/>Referências </text:h>
      <text:p text:style-name="Text_20_body">CESTARI FILHO, F. <text:span text:style-name="Strong_20_Emphasis">Itil v3 Fundamentos </text:span>. Rio de Janeiro: RNP/ESR, 2011. Disponível em: <text:a xlink:type="simple" xlink:href="https://goo.gl/PHxRRR" office:target-frame-name="_blank" xlink:show="new" text:style-name="Internet_20_link" text:visited-style-name="Visited_20_Internet_20_Link">https://goo.gl/PHxRRR </text:a>. Acesso em: 29 nov. 2019. </text:p>
      <text:p text:style-name="P2"><text:span text:style-name="T1">Caro estudante,</text:span> </text:p>
      <text:p text:style-name="P3">De acordo com a problemática apresentada, a primeira etapa (a) realizada está relacionada a uma solução de contorno (reinicialização do servidor). A segunda etapa (b) consiste em um escalonamento horizontal, ou seja, buscar as causas que geram o problema apresentado, percorrendo todas as hipóteses para o acometido. A terceira etapa (c) envolve o gerenciamento de problemas de posse do conhecimento técnico para as falhas existentes. A quarta etapa (d) consiste no gerenciamento de configuração, ou seja, a partir do problema observado, da causa descoberta, parte-se para a reconfiguração do servidor. Por último, quinta etapa (e), o gerenciamento de incidentes, que mostra a eficácia do processo de proteção da local das estações diante de uma ameaça (vírus - macro).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30T13:46:48.361373080</meta:creation-date>
    <dc:date>2023-11-30T14:20:36.881733010</dc:date>
    <meta:editing-duration>PT2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13" meta:word-count="634" meta:character-count="4048" meta:non-whitespace-character-count="3408"/>
  </office:meta>
</office:document-meta>
</file>